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8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Файлы ресурсов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gnment_list.q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gnment_list_firmware.qm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ignment_list_rs232.q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nge_window.j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nge_window.q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mware.j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mware.qml</text:p>
          </table:table-cell>
          <table:table-cell office:value-type="string" calcext:value-type="string">
            <text:p>Выпадающее окно прошивки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ps.j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ps.qm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in.q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in_menu.j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in_menu.qm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twork.j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twork.qm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grammer_window.j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grammer_window.qm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us_window.j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tus_window.qm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bscriber.j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bscriber.qm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bscriber_navigation.j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bscriber_navigation.qml</text:p>
          </table:table-cell>
          <table:table-cell office:value-type="string" calcext:value-type="string">
            <text:p>Главное окно список станций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bscriber_window.j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bscriber_window.qm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pdate_rs232.j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pdate_rs232.qm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rification.qml</text:p>
          </table:table-cell>
          <table:table-cell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5:38:53.790225155</meta:creation-date>
    <meta:generator>LibreOffice/6.4.7.2$Linux_X86_64 LibreOffice_project/40$Build-2</meta:generator>
    <dc:date>2022-11-01T16:30:43.713659962</dc:date>
    <meta:editing-duration>PT51M46S</meta:editing-duration>
    <meta:editing-cycles>8</meta:editing-cycles>
    <meta:document-statistic meta:table-count="1" meta:cell-count="57" meta:object-count="0"/>
  </office:meta>
</office:document-meta>
</file>